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font-name="Liberation Serif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49991714" text:style-name="L1">
        <text:list-item>
          <text:p text:style-name="P1">Lightness brightness and transparency: A quarter century of new ideas, captivating demonstrations and unrelenting controversy – Frederick A. A. Kingdom (2011)</text:p>
        </text:list-item>
        <text:list-item>
          <text:p text:style-name="P1">Find out about filling-in: A guide to perceptual completion for visual science and philosophy of perception – L. Pessoa, E. Thompson, A. Noe (1998)</text:p>
        </text:list-item>
        <text:list-item>
          <text:p text:style-name="P1">Searching for a neural mechanism of color filling-in Heydt, Friedman, Zhou (2003)</text:p>
        </text:list-item>
        <text:list-item>
          <text:p text:style-name="P1">Lightness constancy through transparency: internal consistency in layered surface representations- L M. Singh (2004)</text:p>
        </text:list-item>
        <text:list-item>
          <text:p text:style-name="P1">Cures to an Equivalent lighting model – Boyaci, Doerschner, T. Maloney (2006)</text:p>
        </text:list-item>
        <text:list-item>
          <text:p text:style-name="P1">Lightness Perception and Lightness Illusions – Adelson (2000)</text:p>
        </text:list-item>
        <text:list-item>
          <text:p text:style-name="P1">The theory of edge detection – Marr, Hildreth (1979)</text:p>
        </text:list-item>
        <text:list-item>
          <text:p text:style-name="P1">Simultaneous Contrast, Filling-in Process and Information Processing in Man's visual sytem – H.J.M. Gerrits and A.J.H. Vendrik (1970)</text:p>
        </text:list-item>
        <text:list-item>
          <text:p text:style-name="P1">Neural Facades: Visual representations of static and moving form-and-color-and-depth – Stephen Grossberg (1990)</text:p>
        </text:list-item>
        <text:list-item>
          <text:p text:style-name="P2">A Neural Model of Surface Perception: Lightness, Anchoring, and Filling-In Stephen Grossberg and Simon Hong</text:p>
        </text:list-item>
        <text:list-item>
          <text:p text:style-name="P1">Neural architectures for unifying brightness perception and image processing – M. Keil (2003)</text:p>
        </text:list-item>
        <text:list-item>
          <text:p text:style-name="P1"><text:a xlink:type="simple" xlink:href="http://fourier.eng.hmc.edu/e161/lectures/gradient/gradient.html">http://fourier.eng.hmc.edu/e161/lectures/gradient/gradient.html</text:a> FOURIER CONCEPTS</text:p>
        </text:list-item>
        <text:list-item>
          <text:p text:style-name="P1"><text:a xlink:type="simple" xlink:href="https://osf.io/dve5w/?view_only=0bf4c5fc39884b1c9bb506e912c3aa7d">https://osf.io/dve5w/?view_only=0bf4c5fc39884b1c9bb506e912c3aa7d</text:a> G.Francis Repository</text:p>
        </text:list-item>
        <text:list-item>
          <text:p text:style-name="P1">Tortsten Betz Thesis</text:p>
        </text:list-item>
        <text:list-item>
          <text:p text:style-name="P1"/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Morrison</meta:initial-creator>
    <meta:creation-date>2016-12-19T13:48:13</meta:creation-date>
    <dc:date>2016-12-20T15:18:14</dc:date>
    <dc:creator>Will Morrison</dc:creator>
    <meta:editing-duration>PT34M4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4" meta:word-count="182" meta:character-count="1335" meta:non-whitespace-character-count="1181"/>
  </office:meta>
</office:document-meta>
</file>